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57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sdl2</text:p>
          </table:table-cell>
          <table:table-cell office:value-type="string" table:style-name="ce1">
            <text:p>rust bin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UNKNOWN = 0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A = 4,</text:p>
          </table:table-cell>
          <table:table-cell office:value-type="string" table:style-name="ce1">
            <text:p><text:s text:c="4"/>A = SDL_Scancode::SDL_SCANCODE_A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B = 5,</text:p>
          </table:table-cell>
          <table:table-cell office:value-type="string" table:style-name="ce1">
            <text:p><text:s text:c="4"/>B = SDL_Scancode::SDL_SCANCODE_B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 = 6,</text:p>
          </table:table-cell>
          <table:table-cell office:value-type="string" table:style-name="ce1">
            <text:p><text:s text:c="4"/>C = SDL_Scancode::SDL_SCANCODE_C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D = 7,</text:p>
          </table:table-cell>
          <table:table-cell office:value-type="string" table:style-name="ce1">
            <text:p><text:s text:c="4"/>D = SDL_Scancode::SDL_SCANCODE_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E = 8,</text:p>
          </table:table-cell>
          <table:table-cell office:value-type="string" table:style-name="ce1">
            <text:p><text:s text:c="4"/>E = SDL_Scancode::SDL_SCANCODE_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 = 9,</text:p>
          </table:table-cell>
          <table:table-cell office:value-type="string" table:style-name="ce1">
            <text:p><text:s text:c="4"/>F = SDL_Scancode::SDL_SCANCODE_F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G = 10,</text:p>
          </table:table-cell>
          <table:table-cell office:value-type="string" table:style-name="ce1">
            <text:p><text:s text:c="4"/>G = SDL_Scancode::SDL_SCANCODE_G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H = 11,</text:p>
          </table:table-cell>
          <table:table-cell office:value-type="string" table:style-name="ce1">
            <text:p><text:s text:c="4"/>H = SDL_Scancode::SDL_SCANCODE_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I = 12,</text:p>
          </table:table-cell>
          <table:table-cell office:value-type="string" table:style-name="ce1">
            <text:p><text:s text:c="4"/>I = SDL_Scancode::SDL_SCANCODE_I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J = 13,</text:p>
          </table:table-cell>
          <table:table-cell office:value-type="string" table:style-name="ce1">
            <text:p><text:s text:c="4"/>J = SDL_Scancode::SDL_SCANCODE_J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 = 14,</text:p>
          </table:table-cell>
          <table:table-cell office:value-type="string" table:style-name="ce1">
            <text:p><text:s text:c="4"/>K = SDL_Scancode::SDL_SCANCODE_K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L = 15,</text:p>
          </table:table-cell>
          <table:table-cell office:value-type="string" table:style-name="ce1">
            <text:p><text:s text:c="4"/>L = SDL_Scancode::SDL_SCANCODE_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M = 16,</text:p>
          </table:table-cell>
          <table:table-cell office:value-type="string" table:style-name="ce1">
            <text:p><text:s text:c="4"/>M = SDL_Scancode::SDL_SCANCODE_M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N = 17,</text:p>
          </table:table-cell>
          <table:table-cell office:value-type="string" table:style-name="ce1">
            <text:p><text:s text:c="4"/>N = SDL_Scancode::SDL_SCANCODE_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O = 18,</text:p>
          </table:table-cell>
          <table:table-cell office:value-type="string" table:style-name="ce1">
            <text:p><text:s text:c="4"/>O = SDL_Scancode::SDL_SCANCODE_O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P = 19,</text:p>
          </table:table-cell>
          <table:table-cell office:value-type="string" table:style-name="ce1">
            <text:p><text:s text:c="4"/>P = SDL_Scancode::SDL_SCANCODE_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Q = 20,</text:p>
          </table:table-cell>
          <table:table-cell office:value-type="string" table:style-name="ce1">
            <text:p><text:s text:c="4"/>Q = SDL_Scancode::SDL_SCANCODE_Q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R = 21,</text:p>
          </table:table-cell>
          <table:table-cell office:value-type="string" table:style-name="ce1">
            <text:p><text:s text:c="4"/>R = SDL_Scancode::SDL_SCANCODE_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 = 22,</text:p>
          </table:table-cell>
          <table:table-cell office:value-type="string" table:style-name="ce1">
            <text:p><text:s text:c="4"/>S = SDL_Scancode::SDL_SCANCODE_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T = 23,</text:p>
          </table:table-cell>
          <table:table-cell office:value-type="string" table:style-name="ce1">
            <text:p><text:s text:c="4"/>T = SDL_Scancode::SDL_SCANCODE_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U = 24,</text:p>
          </table:table-cell>
          <table:table-cell office:value-type="string" table:style-name="ce1">
            <text:p><text:s text:c="4"/>U = SDL_Scancode::SDL_SCANCODE_U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V = 25,</text:p>
          </table:table-cell>
          <table:table-cell office:value-type="string" table:style-name="ce1">
            <text:p><text:s text:c="4"/>V = SDL_Scancode::SDL_SCANCODE_V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W = 26,</text:p>
          </table:table-cell>
          <table:table-cell office:value-type="string" table:style-name="ce1">
            <text:p><text:s text:c="4"/>W = SDL_Scancode::SDL_SCANCODE_W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X = 27,</text:p>
          </table:table-cell>
          <table:table-cell office:value-type="string" table:style-name="ce1">
            <text:p><text:s text:c="4"/>X = SDL_Scancode::SDL_SCANCODE_X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Y = 28,</text:p>
          </table:table-cell>
          <table:table-cell office:value-type="string" table:style-name="ce1">
            <text:p><text:s text:c="4"/>Y = SDL_Scancode::SDL_SCANCODE_Y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Z = 29,</text:p>
          </table:table-cell>
          <table:table-cell office:value-type="string" table:style-name="ce1">
            <text:p><text:s text:c="4"/>Z = SDL_Scancode::SDL_SCANCODE_Z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1 = 30,</text:p>
          </table:table-cell>
          <table:table-cell office:value-type="string" table:style-name="ce1">
            <text:p><text:s text:c="4"/>Num1 = SDL_Scancode::SDL_SCANCODE_1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2 = 31,</text:p>
          </table:table-cell>
          <table:table-cell office:value-type="string" table:style-name="ce1">
            <text:p><text:s text:c="4"/>Num2 = SDL_Scancode::SDL_SCANCODE_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3 = 32,</text:p>
          </table:table-cell>
          <table:table-cell office:value-type="string" table:style-name="ce1">
            <text:p><text:s text:c="4"/>Num3 = SDL_Scancode::SDL_SCANCODE_3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4 = 33,</text:p>
          </table:table-cell>
          <table:table-cell office:value-type="string" table:style-name="ce1">
            <text:p><text:s text:c="4"/>Num4 = SDL_Scancode::SDL_SCANCODE_4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5 = 34,</text:p>
          </table:table-cell>
          <table:table-cell office:value-type="string" table:style-name="ce1">
            <text:p><text:s text:c="4"/>Num5 = SDL_Scancode::SDL_SCANCODE_5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6 = 35,</text:p>
          </table:table-cell>
          <table:table-cell office:value-type="string" table:style-name="ce1">
            <text:p><text:s text:c="4"/>Num6 = SDL_Scancode::SDL_SCANCODE_6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7 = 36,</text:p>
          </table:table-cell>
          <table:table-cell office:value-type="string" table:style-name="ce1">
            <text:p><text:s text:c="4"/>Num7 = SDL_Scancode::SDL_SCANCODE_7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8 = 37,</text:p>
          </table:table-cell>
          <table:table-cell office:value-type="string" table:style-name="ce1">
            <text:p><text:s text:c="4"/>Num8 = SDL_Scancode::SDL_SCANCODE_8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9 = 38,</text:p>
          </table:table-cell>
          <table:table-cell office:value-type="string" table:style-name="ce1">
            <text:p><text:s text:c="4"/>Num9 = SDL_Scancode::SDL_SCANCODE_9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0 = 39,</text:p>
          </table:table-cell>
          <table:table-cell office:value-type="string" table:style-name="ce1">
            <text:p><text:s text:c="4"/>Num0 = SDL_Scancode::SDL_SCANCODE_0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RETURN = 40,</text:p>
          </table:table-cell>
          <table:table-cell office:value-type="string" table:style-name="ce1">
            <text:p><text:s text:c="4"/>Return = SDL_Scancode::SDL_SCANCODE_RETUR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ESCAPE = 41,</text:p>
          </table:table-cell>
          <table:table-cell office:value-type="string" table:style-name="ce1">
            <text:p><text:s text:c="4"/>Escape = SDL_Scancode::SDL_SCANCODE_ESCAP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BACKSPACE = 42,</text:p>
          </table:table-cell>
          <table:table-cell office:value-type="string" table:style-name="ce1">
            <text:p><text:s text:c="4"/>Backspace = SDL_Scancode::SDL_SCANCODE_BACKSPAC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TAB = 43,</text:p>
          </table:table-cell>
          <table:table-cell office:value-type="string" table:style-name="ce1">
            <text:p><text:s text:c="4"/>Tab = SDL_Scancode::SDL_SCANCODE_TAB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PACE = 44,</text:p>
          </table:table-cell>
          <table:table-cell office:value-type="string" table:style-name="ce1">
            <text:p><text:s text:c="4"/>Space = SDL_Scancode::SDL_SCANCODE_SPAC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MINUS = 45,</text:p>
          </table:table-cell>
          <table:table-cell office:value-type="string" table:style-name="ce1">
            <text:p><text:s text:c="4"/>Minus = SDL_Scancode::SDL_SCANCODE_MINU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EQUALS = 46,</text:p>
          </table:table-cell>
          <table:table-cell office:value-type="string" table:style-name="ce1">
            <text:p><text:s text:c="4"/>Equals = SDL_Scancode::SDL_SCANCODE_EQUAL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LEFTBRACKET = 47,</text:p>
          </table:table-cell>
          <table:table-cell office:value-type="string" table:style-name="ce1">
            <text:p><text:s text:c="4"/>LeftBracket = SDL_Scancode::SDL_SCANCODE_LEFTBRACKE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RIGHTBRACKET = 48,</text:p>
          </table:table-cell>
          <table:table-cell office:value-type="string" table:style-name="ce1">
            <text:p><text:s text:c="4"/>RightBracket = SDL_Scancode::SDL_SCANCODE_RIGHTBRACKE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Located at the lower left of the retur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key on ISO keyboards and at the right en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of the QWERTY row on ANSI keyboards.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Produces REVERSE SOLIDUS (backslash) an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VERTICAL LINE in a US layout, REVERS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SOLIDUS and VERTICAL LINE in a UK Mac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layout, NUMBER SIGN and TILDE in a UK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Windows layout, DOLLAR SIGN and POUND SIG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in a Swiss German layout, NUMBER SIGN an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APOSTROPHE in a German layout, GRAV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ACCENT and POUND SIGN in a French Mac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layout, and ASTERISK and MICRO SIGN in 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French Windows layout.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BACKSLASH = 49,</text:p>
          </table:table-cell>
          <table:table-cell office:value-type="string" table:style-name="ce1">
            <text:p><text:s text:c="4"/>Backslash = SDL_Scancode::SDL_SCANCODE_BACKSLAS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ISO USB keyboards actually use this cod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instead of 49 for the same key, but all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OSes I've seen treat the two codes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identically. So, as an implementor, unless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your keyboard generates both of thos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codes and your OS treats them differently,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you should generate SDL_SCANCODE_BACKSLASH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instead of this code. As a user, you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should not rely on this code because SDL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will never generate it with most (all?)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keyboards.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NONUSHASH = 50,</text:p>
          </table:table-cell>
          <table:table-cell office:value-type="string" table:style-name="ce1">
            <text:p><text:s text:c="4"/>NonUsHash = SDL_Scancode::SDL_SCANCODE_NONUSHAS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EMICOLON = 51,</text:p>
          </table:table-cell>
          <table:table-cell office:value-type="string" table:style-name="ce1">
            <text:p><text:s text:c="4"/>Semicolon = SDL_Scancode::SDL_SCANCODE_SEMICOLO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POSTROPHE = 52,</text:p>
          </table:table-cell>
          <table:table-cell office:value-type="string" table:style-name="ce1">
            <text:p><text:s text:c="4"/>Apostrophe = SDL_Scancode::SDL_SCANCODE_APOSTROPH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Located in the top left corner (on both ANSI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and ISO keyboards). Produces GRAVE ACCENT an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TILDE in a US Windows layout and in US and UK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Mac layouts on ANSI keyboards, GRAVE ACCENT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and NOT SIGN in a UK Windows layout, SECTIO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SIGN and PLUS-MINUS SIGN in US and UK Mac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layouts on ISO keyboards, SECTION SIGN an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DEGREE SIGN in a Swiss German layout (Mac: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only on ISO keyboards), CIRCUMFLEX ACCENT an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DEGREE SIGN in a German layout (Mac: only o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ISO keyboards), SUPERSCRIPT TWO and TILDE in 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French Windows layout, COMMERCIAL AT an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NUMBER SIGN in a French Mac layout on ISO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keyboards, and LESS-THAN SIGN and GREATER-THA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SIGN in a Swiss German, German, or French Mac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layout on ANSI keyboards.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GRAVE = 53,</text:p>
          </table:table-cell>
          <table:table-cell office:value-type="string" table:style-name="ce1">
            <text:p><text:s text:c="4"/>Grave = SDL_Scancode::SDL_SCANCODE_GRAV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OMMA = 54,</text:p>
          </table:table-cell>
          <table:table-cell office:value-type="string" table:style-name="ce1">
            <text:p><text:s text:c="4"/>Comma = SDL_Scancode::SDL_SCANCODE_COMMA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PERIOD = 55,</text:p>
          </table:table-cell>
          <table:table-cell office:value-type="string" table:style-name="ce1">
            <text:p><text:s text:c="4"/>Period = SDL_Scancode::SDL_SCANCODE_PERIO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LASH = 56,</text:p>
          </table:table-cell>
          <table:table-cell office:value-type="string" table:style-name="ce1">
            <text:p><text:s text:c="4"/>Slash = SDL_Scancode::SDL_SCANCODE_SLAS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APSLOCK = 57,</text:p>
          </table:table-cell>
          <table:table-cell office:value-type="string" table:style-name="ce1">
            <text:p><text:s text:c="4"/>CapsLock = SDL_Scancode::SDL_SCANCODE_CAPSLOCK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 = 58,</text:p>
          </table:table-cell>
          <table:table-cell office:value-type="string" table:style-name="ce1">
            <text:p><text:s text:c="4"/>F1 = SDL_Scancode::SDL_SCANCODE_F1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2 = 59,</text:p>
          </table:table-cell>
          <table:table-cell office:value-type="string" table:style-name="ce1">
            <text:p><text:s text:c="4"/>F2 = SDL_Scancode::SDL_SCANCODE_F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3 = 60,</text:p>
          </table:table-cell>
          <table:table-cell office:value-type="string" table:style-name="ce1">
            <text:p><text:s text:c="4"/>F3 = SDL_Scancode::SDL_SCANCODE_F3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4 = 61,</text:p>
          </table:table-cell>
          <table:table-cell office:value-type="string" table:style-name="ce1">
            <text:p><text:s text:c="4"/>F4 = SDL_Scancode::SDL_SCANCODE_F4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5 = 62,</text:p>
          </table:table-cell>
          <table:table-cell office:value-type="string" table:style-name="ce1">
            <text:p><text:s text:c="4"/>F5 = SDL_Scancode::SDL_SCANCODE_F5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6 = 63,</text:p>
          </table:table-cell>
          <table:table-cell office:value-type="string" table:style-name="ce1">
            <text:p><text:s text:c="4"/>F6 = SDL_Scancode::SDL_SCANCODE_F6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7 = 64,</text:p>
          </table:table-cell>
          <table:table-cell office:value-type="string" table:style-name="ce1">
            <text:p><text:s text:c="4"/>F7 = SDL_Scancode::SDL_SCANCODE_F7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8 = 65,</text:p>
          </table:table-cell>
          <table:table-cell office:value-type="string" table:style-name="ce1">
            <text:p><text:s text:c="4"/>F8 = SDL_Scancode::SDL_SCANCODE_F8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9 = 66,</text:p>
          </table:table-cell>
          <table:table-cell office:value-type="string" table:style-name="ce1">
            <text:p><text:s text:c="4"/>F9 = SDL_Scancode::SDL_SCANCODE_F9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0 = 67,</text:p>
          </table:table-cell>
          <table:table-cell office:value-type="string" table:style-name="ce1">
            <text:p><text:s text:c="4"/>F10 = SDL_Scancode::SDL_SCANCODE_F10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1 = 68,</text:p>
          </table:table-cell>
          <table:table-cell office:value-type="string" table:style-name="ce1">
            <text:p><text:s text:c="4"/>F11 = SDL_Scancode::SDL_SCANCODE_F11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2 = 69,</text:p>
          </table:table-cell>
          <table:table-cell office:value-type="string" table:style-name="ce1">
            <text:p><text:s text:c="4"/>F12 = SDL_Scancode::SDL_SCANCODE_F1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PRINTSCREEN = 70,</text:p>
          </table:table-cell>
          <table:table-cell office:value-type="string" table:style-name="ce1">
            <text:p><text:s text:c="4"/>PrintScreen = SDL_Scancode::SDL_SCANCODE_PRINTSCREE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CROLLLOCK = 71,</text:p>
          </table:table-cell>
          <table:table-cell office:value-type="string" table:style-name="ce1">
            <text:p><text:s text:c="4"/>ScrollLock = SDL_Scancode::SDL_SCANCODE_SCROLLLOCK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PAUSE = 72,</text:p>
          </table:table-cell>
          <table:table-cell office:value-type="string" table:style-name="ce1">
            <text:p><text:s text:c="4"/>Pause = SDL_Scancode::SDL_SCANCODE_PAUS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insert on PC, help on some Mac keyboards (but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does send code 73, not 117)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INSERT = 73,</text:p>
          </table:table-cell>
          <table:table-cell office:value-type="string" table:style-name="ce1">
            <text:p><text:s text:c="4"/>Insert = SDL_Scancode::SDL_SCANCODE_INSER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HOME = 74,</text:p>
          </table:table-cell>
          <table:table-cell office:value-type="string" table:style-name="ce1">
            <text:p><text:s text:c="4"/>Home = SDL_Scancode::SDL_SCANCODE_HOM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PAGEUP = 75,</text:p>
          </table:table-cell>
          <table:table-cell office:value-type="string" table:style-name="ce1">
            <text:p><text:s text:c="4"/>PageUp = SDL_Scancode::SDL_SCANCODE_PAGEU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DELETE = 76,</text:p>
          </table:table-cell>
          <table:table-cell office:value-type="string" table:style-name="ce1">
            <text:p><text:s text:c="4"/>Delete = SDL_Scancode::SDL_SCANCODE_DELET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END = 77,</text:p>
          </table:table-cell>
          <table:table-cell office:value-type="string" table:style-name="ce1">
            <text:p><text:s text:c="4"/>End = SDL_Scancode::SDL_SCANCODE_EN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PAGEDOWN = 78,</text:p>
          </table:table-cell>
          <table:table-cell office:value-type="string" table:style-name="ce1">
            <text:p><text:s text:c="4"/>PageDown = SDL_Scancode::SDL_SCANCODE_PAGEDOW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RIGHT = 79,</text:p>
          </table:table-cell>
          <table:table-cell office:value-type="string" table:style-name="ce1">
            <text:p><text:s text:c="4"/>Right = SDL_Scancode::SDL_SCANCODE_RIGH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LEFT = 80,</text:p>
          </table:table-cell>
          <table:table-cell office:value-type="string" table:style-name="ce1">
            <text:p><text:s text:c="4"/>Left = SDL_Scancode::SDL_SCANCODE_LEF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DOWN = 81,</text:p>
          </table:table-cell>
          <table:table-cell office:value-type="string" table:style-name="ce1">
            <text:p><text:s text:c="4"/>Down = SDL_Scancode::SDL_SCANCODE_DOW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UP = 82,</text:p>
          </table:table-cell>
          <table:table-cell office:value-type="string" table:style-name="ce1">
            <text:p><text:s text:c="4"/>Up = SDL_Scancode::SDL_SCANCODE_U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num lock on PC, clear on Mac keyboards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NUMLOCKCLEAR = 83,</text:p>
          </table:table-cell>
          <table:table-cell office:value-type="string" table:style-name="ce1">
            <text:p><text:s text:c="4"/>NumLockClear = SDL_Scancode::SDL_SCANCODE_NUMLOCKCLEA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DIVIDE = 84,</text:p>
          </table:table-cell>
          <table:table-cell office:value-type="string" table:style-name="ce1">
            <text:p><text:s text:c="4"/>KpDivide = SDL_Scancode::SDL_SCANCODE_KP_DIVID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ULTIPLY = 85,</text:p>
          </table:table-cell>
          <table:table-cell office:value-type="string" table:style-name="ce1">
            <text:p><text:s text:c="4"/>KpMultiply = SDL_Scancode::SDL_SCANCODE_KP_MULTIPLY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INUS = 86,</text:p>
          </table:table-cell>
          <table:table-cell office:value-type="string" table:style-name="ce1">
            <text:p><text:s text:c="4"/>KpMinus = SDL_Scancode::SDL_SCANCODE_KP_MINU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PLUS = 87,</text:p>
          </table:table-cell>
          <table:table-cell office:value-type="string" table:style-name="ce1">
            <text:p><text:s text:c="4"/>KpPlus = SDL_Scancode::SDL_SCANCODE_KP_PLU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ENTER = 88,</text:p>
          </table:table-cell>
          <table:table-cell office:value-type="string" table:style-name="ce1">
            <text:p><text:s text:c="4"/>KpEnter = SDL_Scancode::SDL_SCANCODE_KP_ENTE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1 = 89,</text:p>
          </table:table-cell>
          <table:table-cell office:value-type="string" table:style-name="ce1">
            <text:p><text:s text:c="4"/>Kp1 = SDL_Scancode::SDL_SCANCODE_KP_1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2 = 90,</text:p>
          </table:table-cell>
          <table:table-cell office:value-type="string" table:style-name="ce1">
            <text:p><text:s text:c="4"/>Kp2 = SDL_Scancode::SDL_SCANCODE_KP_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3 = 91,</text:p>
          </table:table-cell>
          <table:table-cell office:value-type="string" table:style-name="ce1">
            <text:p><text:s text:c="4"/>Kp3 = SDL_Scancode::SDL_SCANCODE_KP_3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4 = 92,</text:p>
          </table:table-cell>
          <table:table-cell office:value-type="string" table:style-name="ce1">
            <text:p><text:s text:c="4"/>Kp4 = SDL_Scancode::SDL_SCANCODE_KP_4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5 = 93,</text:p>
          </table:table-cell>
          <table:table-cell office:value-type="string" table:style-name="ce1">
            <text:p><text:s text:c="4"/>Kp5 = SDL_Scancode::SDL_SCANCODE_KP_5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6 = 94,</text:p>
          </table:table-cell>
          <table:table-cell office:value-type="string" table:style-name="ce1">
            <text:p><text:s text:c="4"/>Kp6 = SDL_Scancode::SDL_SCANCODE_KP_6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7 = 95,</text:p>
          </table:table-cell>
          <table:table-cell office:value-type="string" table:style-name="ce1">
            <text:p><text:s text:c="4"/>Kp7 = SDL_Scancode::SDL_SCANCODE_KP_7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8 = 96,</text:p>
          </table:table-cell>
          <table:table-cell office:value-type="string" table:style-name="ce1">
            <text:p><text:s text:c="4"/>Kp8 = SDL_Scancode::SDL_SCANCODE_KP_8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9 = 97,</text:p>
          </table:table-cell>
          <table:table-cell office:value-type="string" table:style-name="ce1">
            <text:p><text:s text:c="4"/>Kp9 = SDL_Scancode::SDL_SCANCODE_KP_9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0 = 98,</text:p>
          </table:table-cell>
          <table:table-cell office:value-type="string" table:style-name="ce1">
            <text:p><text:s text:c="4"/>Kp0 = SDL_Scancode::SDL_SCANCODE_KP_0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PERIOD = 99,</text:p>
          </table:table-cell>
          <table:table-cell office:value-type="string" table:style-name="ce1">
            <text:p><text:s text:c="4"/>KpPeriod = SDL_Scancode::SDL_SCANCODE_KP_PERIO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This is the additional key that ISO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keyboards have over ANSI ones,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located between left shift and Y.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Produces GRAVE ACCENT and TILDE in 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US or UK Mac layout, REVERSE SOLIDUS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(backslash) and VERTICAL LINE in 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US or UK Windows layout, an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LESS-THAN SIGN and GREATER-THAN SIG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in a Swiss German, German, or French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layout.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NONUSBACKSLASH = 100,</text:p>
          </table:table-cell>
          <table:table-cell office:value-type="string" table:style-name="ce1">
            <text:p><text:s text:c="4"/>NonUsBackslash = SDL_Scancode::SDL_SCANCODE_NONUSBACKSLAS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windows contextual menu, compos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APPLICATION = 101,</text:p>
          </table:table-cell>
          <table:table-cell office:value-type="string" table:style-name="ce1">
            <text:p><text:s text:c="4"/>Application = SDL_Scancode::SDL_SCANCODE_APPLICATIO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The USB document says this is a status flag,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not a physical key - but some Mac keyboards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do have a power key.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POWER = 102,</text:p>
          </table:table-cell>
          <table:table-cell office:value-type="string" table:style-name="ce1">
            <text:p><text:s text:c="4"/>Power = SDL_Scancode::SDL_SCANCODE_POWE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EQUALS = 103,</text:p>
          </table:table-cell>
          <table:table-cell office:value-type="string" table:style-name="ce1">
            <text:p><text:s text:c="4"/>KpEquals = SDL_Scancode::SDL_SCANCODE_KP_EQUAL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3 = 104,</text:p>
          </table:table-cell>
          <table:table-cell office:value-type="string" table:style-name="ce1">
            <text:p><text:s text:c="4"/>F13 = SDL_Scancode::SDL_SCANCODE_F13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4 = 105,</text:p>
          </table:table-cell>
          <table:table-cell office:value-type="string" table:style-name="ce1">
            <text:p><text:s text:c="4"/>F14 = SDL_Scancode::SDL_SCANCODE_F14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5 = 106,</text:p>
          </table:table-cell>
          <table:table-cell office:value-type="string" table:style-name="ce1">
            <text:p><text:s text:c="4"/>F15 = SDL_Scancode::SDL_SCANCODE_F15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6 = 107,</text:p>
          </table:table-cell>
          <table:table-cell office:value-type="string" table:style-name="ce1">
            <text:p><text:s text:c="4"/>F16 = SDL_Scancode::SDL_SCANCODE_F16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7 = 108,</text:p>
          </table:table-cell>
          <table:table-cell office:value-type="string" table:style-name="ce1">
            <text:p><text:s text:c="4"/>F17 = SDL_Scancode::SDL_SCANCODE_F17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8 = 109,</text:p>
          </table:table-cell>
          <table:table-cell office:value-type="string" table:style-name="ce1">
            <text:p><text:s text:c="4"/>F18 = SDL_Scancode::SDL_SCANCODE_F18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19 = 110,</text:p>
          </table:table-cell>
          <table:table-cell office:value-type="string" table:style-name="ce1">
            <text:p><text:s text:c="4"/>F19 = SDL_Scancode::SDL_SCANCODE_F19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20 = 111,</text:p>
          </table:table-cell>
          <table:table-cell office:value-type="string" table:style-name="ce1">
            <text:p><text:s text:c="4"/>F20 = SDL_Scancode::SDL_SCANCODE_F20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21 = 112,</text:p>
          </table:table-cell>
          <table:table-cell office:value-type="string" table:style-name="ce1">
            <text:p><text:s text:c="4"/>F21 = SDL_Scancode::SDL_SCANCODE_F21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22 = 113,</text:p>
          </table:table-cell>
          <table:table-cell office:value-type="string" table:style-name="ce1">
            <text:p><text:s text:c="4"/>F22 = SDL_Scancode::SDL_SCANCODE_F2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23 = 114,</text:p>
          </table:table-cell>
          <table:table-cell office:value-type="string" table:style-name="ce1">
            <text:p><text:s text:c="4"/>F23 = SDL_Scancode::SDL_SCANCODE_F23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24 = 115,</text:p>
          </table:table-cell>
          <table:table-cell office:value-type="string" table:style-name="ce1">
            <text:p><text:s text:c="4"/>F24 = SDL_Scancode::SDL_SCANCODE_F24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EXECUTE = 116,</text:p>
          </table:table-cell>
          <table:table-cell office:value-type="string" table:style-name="ce1">
            <text:p><text:s text:c="4"/>Execute = SDL_Scancode::SDL_SCANCODE_EXECUT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HELP = 117,</text:p>
          </table:table-cell>
          <table:table-cell office:value-type="string" table:style-name="ce1">
            <text:p><text:s text:c="4"/>Help = SDL_Scancode::SDL_SCANCODE_HEL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MENU = 118,</text:p>
          </table:table-cell>
          <table:table-cell office:value-type="string" table:style-name="ce1">
            <text:p><text:s text:c="4"/>Menu = SDL_Scancode::SDL_SCANCODE_MENU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ELECT = 119,</text:p>
          </table:table-cell>
          <table:table-cell office:value-type="string" table:style-name="ce1">
            <text:p><text:s text:c="4"/>Select = SDL_Scancode::SDL_SCANCODE_SELEC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TOP = 120,</text:p>
          </table:table-cell>
          <table:table-cell office:value-type="string" table:style-name="ce1">
            <text:p><text:s text:c="4"/>Stop = SDL_Scancode::SDL_SCANCODE_STO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redo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AGAIN = 121,</text:p>
          </table:table-cell>
          <table:table-cell office:value-type="string" table:style-name="ce1">
            <text:p><text:s text:c="4"/>Again = SDL_Scancode::SDL_SCANCODE_AGAI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UNDO = 122,</text:p>
          </table:table-cell>
          <table:table-cell office:value-type="string" table:style-name="ce1">
            <text:p><text:s text:c="4"/>Undo = SDL_Scancode::SDL_SCANCODE_UNDO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UT = 123,</text:p>
          </table:table-cell>
          <table:table-cell office:value-type="string" table:style-name="ce1">
            <text:p><text:s text:c="4"/>Cut = SDL_Scancode::SDL_SCANCODE_CU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OPY = 124,</text:p>
          </table:table-cell>
          <table:table-cell office:value-type="string" table:style-name="ce1">
            <text:p><text:s text:c="4"/>Copy = SDL_Scancode::SDL_SCANCODE_COPY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PASTE = 125,</text:p>
          </table:table-cell>
          <table:table-cell office:value-type="string" table:style-name="ce1">
            <text:p><text:s text:c="4"/>Paste = SDL_Scancode::SDL_SCANCODE_PAST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FIND = 126,</text:p>
          </table:table-cell>
          <table:table-cell office:value-type="string" table:style-name="ce1">
            <text:p><text:s text:c="4"/>Find = SDL_Scancode::SDL_SCANCODE_FIN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MUTE = 127,</text:p>
          </table:table-cell>
          <table:table-cell office:value-type="string" table:style-name="ce1">
            <text:p><text:s text:c="4"/>Mute = SDL_Scancode::SDL_SCANCODE_MUT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VOLUMEUP = 128,</text:p>
          </table:table-cell>
          <table:table-cell office:value-type="string" table:style-name="ce1">
            <text:p><text:s text:c="4"/>VolumeUp = SDL_Scancode::SDL_SCANCODE_VOLUMEU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VOLUMEDOWN = 129,</text:p>
          </table:table-cell>
          <table:table-cell office:value-type="string" table:style-name="ce1">
            <text:p><text:s text:c="4"/>VolumeDown = SDL_Scancode::SDL_SCANCODE_VOLUMEDOW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COMMA = 133,</text:p>
          </table:table-cell>
          <table:table-cell office:value-type="string" table:style-name="ce1">
            <text:p><text:s text:c="4"/>KpComma = SDL_Scancode::SDL_SCANCODE_KP_COMMA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EQUALSAS400 = 134,</text:p>
          </table:table-cell>
          <table:table-cell office:value-type="string" table:style-name="ce1">
            <text:p><text:s text:c="4"/>KpEqualsAS400 = SDL_Scancode::SDL_SCANCODE_KP_EQUALSAS400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used on Asian keyboards, se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footnotes in USB doc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INTERNATIONAL1 = 135,</text:p>
          </table:table-cell>
          <table:table-cell office:value-type="string" table:style-name="ce1">
            <text:p><text:s text:c="4"/>International1 = SDL_Scancode::SDL_SCANCODE_INTERNATIONAL1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INTERNATIONAL2 = 136,</text:p>
          </table:table-cell>
          <table:table-cell office:value-type="string" table:style-name="ce1">
            <text:p><text:s text:c="4"/>International2 = SDL_Scancode::SDL_SCANCODE_INTERNATIONAL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Ye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INTERNATIONAL3 = 137,</text:p>
          </table:table-cell>
          <table:table-cell office:value-type="string" table:style-name="ce1">
            <text:p><text:s text:c="4"/>International3 = SDL_Scancode::SDL_SCANCODE_INTERNATIONAL3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INTERNATIONAL4 = 138,</text:p>
          </table:table-cell>
          <table:table-cell office:value-type="string" table:style-name="ce1">
            <text:p><text:s text:c="4"/>International4 = SDL_Scancode::SDL_SCANCODE_INTERNATIONAL4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INTERNATIONAL5 = 139,</text:p>
          </table:table-cell>
          <table:table-cell office:value-type="string" table:style-name="ce1">
            <text:p><text:s text:c="4"/>International5 = SDL_Scancode::SDL_SCANCODE_INTERNATIONAL5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INTERNATIONAL6 = 140,</text:p>
          </table:table-cell>
          <table:table-cell office:value-type="string" table:style-name="ce1">
            <text:p><text:s text:c="4"/>International6 = SDL_Scancode::SDL_SCANCODE_INTERNATIONAL6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INTERNATIONAL7 = 141,</text:p>
          </table:table-cell>
          <table:table-cell office:value-type="string" table:style-name="ce1">
            <text:p><text:s text:c="4"/>International7 = SDL_Scancode::SDL_SCANCODE_INTERNATIONAL7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INTERNATIONAL8 = 142,</text:p>
          </table:table-cell>
          <table:table-cell office:value-type="string" table:style-name="ce1">
            <text:p><text:s text:c="4"/>International8 = SDL_Scancode::SDL_SCANCODE_INTERNATIONAL8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INTERNATIONAL9 = 143,</text:p>
          </table:table-cell>
          <table:table-cell office:value-type="string" table:style-name="ce1">
            <text:p><text:s text:c="4"/>International9 = SDL_Scancode::SDL_SCANCODE_INTERNATIONAL9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Hangul/English toggl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1 = 144,</text:p>
          </table:table-cell>
          <table:table-cell office:value-type="string" table:style-name="ce1">
            <text:p><text:s text:c="4"/>Lang1 = SDL_Scancode::SDL_SCANCODE_LANG1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Hanja conversio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2 = 145,</text:p>
          </table:table-cell>
          <table:table-cell office:value-type="string" table:style-name="ce1">
            <text:p><text:s text:c="4"/>Lang2 = SDL_Scancode::SDL_SCANCODE_LANG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Katakan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3 = 146,</text:p>
          </table:table-cell>
          <table:table-cell office:value-type="string" table:style-name="ce1">
            <text:p><text:s text:c="4"/>Lang3 = SDL_Scancode::SDL_SCANCODE_LANG3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Hiragan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4 = 147,</text:p>
          </table:table-cell>
          <table:table-cell office:value-type="string" table:style-name="ce1">
            <text:p><text:s text:c="4"/>Lang4 = SDL_Scancode::SDL_SCANCODE_LANG4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Zenkaku/Hankaku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5 = 148,</text:p>
          </table:table-cell>
          <table:table-cell office:value-type="string" table:style-name="ce1">
            <text:p><text:s text:c="4"/>Lang5 = SDL_Scancode::SDL_SCANCODE_LANG5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reserve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6 = 149,</text:p>
          </table:table-cell>
          <table:table-cell office:value-type="string" table:style-name="ce1">
            <text:p><text:s text:c="4"/>Lang6 = SDL_Scancode::SDL_SCANCODE_LANG6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reserve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7 = 150,</text:p>
          </table:table-cell>
          <table:table-cell office:value-type="string" table:style-name="ce1">
            <text:p><text:s text:c="4"/>Lang7 = SDL_Scancode::SDL_SCANCODE_LANG7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reserve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8 = 151,</text:p>
          </table:table-cell>
          <table:table-cell office:value-type="string" table:style-name="ce1">
            <text:p><text:s text:c="4"/>Lang8 = SDL_Scancode::SDL_SCANCODE_LANG8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reserve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NG9 = 152,</text:p>
          </table:table-cell>
          <table:table-cell office:value-type="string" table:style-name="ce1">
            <text:p><text:s text:c="4"/>Lang9 = SDL_Scancode::SDL_SCANCODE_LANG9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Erase-Eaz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ALTERASE = 153,</text:p>
          </table:table-cell>
          <table:table-cell office:value-type="string" table:style-name="ce1">
            <text:p><text:s text:c="4"/>AltErase = SDL_Scancode::SDL_SCANCODE_ALTERAS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YSREQ = 154,</text:p>
          </table:table-cell>
          <table:table-cell office:value-type="string" table:style-name="ce1">
            <text:p><text:s text:c="4"/>SysReq = SDL_Scancode::SDL_SCANCODE_SYSREQ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ANCEL = 155,</text:p>
          </table:table-cell>
          <table:table-cell office:value-type="string" table:style-name="ce1">
            <text:p><text:s text:c="4"/>Cancel = SDL_Scancode::SDL_SCANCODE_CANCE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LEAR = 156,</text:p>
          </table:table-cell>
          <table:table-cell office:value-type="string" table:style-name="ce1">
            <text:p><text:s text:c="4"/>Clear = SDL_Scancode::SDL_SCANCODE_CLEA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PRIOR = 157,</text:p>
          </table:table-cell>
          <table:table-cell office:value-type="string" table:style-name="ce1">
            <text:p><text:s text:c="4"/>Prior = SDL_Scancode::SDL_SCANCODE_PRIO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RETURN2 = 158,</text:p>
          </table:table-cell>
          <table:table-cell office:value-type="string" table:style-name="ce1">
            <text:p><text:s text:c="4"/>Return2 = SDL_Scancode::SDL_SCANCODE_RETURN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EPARATOR = 159,</text:p>
          </table:table-cell>
          <table:table-cell office:value-type="string" table:style-name="ce1">
            <text:p><text:s text:c="4"/>Separator = SDL_Scancode::SDL_SCANCODE_SEPARATO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OUT = 160,</text:p>
          </table:table-cell>
          <table:table-cell office:value-type="string" table:style-name="ce1">
            <text:p><text:s text:c="4"/>Out = SDL_Scancode::SDL_SCANCODE_OU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OPER = 161,</text:p>
          </table:table-cell>
          <table:table-cell office:value-type="string" table:style-name="ce1">
            <text:p><text:s text:c="4"/>Oper = SDL_Scancode::SDL_SCANCODE_OPE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LEARAGAIN = 162,</text:p>
          </table:table-cell>
          <table:table-cell office:value-type="string" table:style-name="ce1">
            <text:p><text:s text:c="4"/>ClearAgain = SDL_Scancode::SDL_SCANCODE_CLEARAGAI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RSEL = 163,</text:p>
          </table:table-cell>
          <table:table-cell office:value-type="string" table:style-name="ce1">
            <text:p><text:s text:c="4"/>CrSel = SDL_Scancode::SDL_SCANCODE_CRSE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EXSEL = 164,</text:p>
          </table:table-cell>
          <table:table-cell office:value-type="string" table:style-name="ce1">
            <text:p><text:s text:c="4"/>ExSel = SDL_Scancode::SDL_SCANCODE_EXSE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00 = 176,</text:p>
          </table:table-cell>
          <table:table-cell office:value-type="string" table:style-name="ce1">
            <text:p><text:s text:c="4"/>Kp00 = SDL_Scancode::SDL_SCANCODE_KP_00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000 = 177,</text:p>
          </table:table-cell>
          <table:table-cell office:value-type="string" table:style-name="ce1">
            <text:p><text:s text:c="4"/>Kp000 = SDL_Scancode::SDL_SCANCODE_KP_000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THOUSANDSSEPARATOR = 178,</text:p>
          </table:table-cell>
          <table:table-cell office:value-type="string" table:style-name="ce1">
            <text:p><text:s text:c="4"/>ThousandsSeparator = SDL_Scancode::SDL_SCANCODE_THOUSANDSSEPARATO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DECIMALSEPARATOR = 179,</text:p>
          </table:table-cell>
          <table:table-cell office:value-type="string" table:style-name="ce1">
            <text:p><text:s text:c="4"/>DecimalSeparator = SDL_Scancode::SDL_SCANCODE_DECIMALSEPARATO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URRENCYUNIT = 180,</text:p>
          </table:table-cell>
          <table:table-cell office:value-type="string" table:style-name="ce1">
            <text:p><text:s text:c="4"/>CurrencyUnit = SDL_Scancode::SDL_SCANCODE_CURRENCYUNI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URRENCYSUBUNIT = 181,</text:p>
          </table:table-cell>
          <table:table-cell office:value-type="string" table:style-name="ce1">
            <text:p><text:s text:c="4"/>CurrencySubUnit = SDL_Scancode::SDL_SCANCODE_CURRENCYSUBUNI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LEFTPAREN = 182,</text:p>
          </table:table-cell>
          <table:table-cell office:value-type="string" table:style-name="ce1">
            <text:p><text:s text:c="4"/>KpLeftParen = SDL_Scancode::SDL_SCANCODE_KP_LEFTPARE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RIGHTPAREN = 183,</text:p>
          </table:table-cell>
          <table:table-cell office:value-type="string" table:style-name="ce1">
            <text:p><text:s text:c="4"/>KpRightParen = SDL_Scancode::SDL_SCANCODE_KP_RIGHTPARE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LEFTBRACE = 184,</text:p>
          </table:table-cell>
          <table:table-cell office:value-type="string" table:style-name="ce1">
            <text:p><text:s text:c="4"/>KpLeftBrace = SDL_Scancode::SDL_SCANCODE_KP_LEFTBRAC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RIGHTBRACE = 185,</text:p>
          </table:table-cell>
          <table:table-cell office:value-type="string" table:style-name="ce1">
            <text:p><text:s text:c="4"/>KpRightBrace = SDL_Scancode::SDL_SCANCODE_KP_RIGHTBRAC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TAB = 186,</text:p>
          </table:table-cell>
          <table:table-cell office:value-type="string" table:style-name="ce1">
            <text:p><text:s text:c="4"/>KpTab = SDL_Scancode::SDL_SCANCODE_KP_TAB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BACKSPACE = 187,</text:p>
          </table:table-cell>
          <table:table-cell office:value-type="string" table:style-name="ce1">
            <text:p><text:s text:c="4"/>KpBackspace = SDL_Scancode::SDL_SCANCODE_KP_BACKSPAC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A = 188,</text:p>
          </table:table-cell>
          <table:table-cell office:value-type="string" table:style-name="ce1">
            <text:p><text:s text:c="4"/>KpA = SDL_Scancode::SDL_SCANCODE_KP_A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B = 189,</text:p>
          </table:table-cell>
          <table:table-cell office:value-type="string" table:style-name="ce1">
            <text:p><text:s text:c="4"/>KpB = SDL_Scancode::SDL_SCANCODE_KP_B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C = 190,</text:p>
          </table:table-cell>
          <table:table-cell office:value-type="string" table:style-name="ce1">
            <text:p><text:s text:c="4"/>KpC = SDL_Scancode::SDL_SCANCODE_KP_C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D = 191,</text:p>
          </table:table-cell>
          <table:table-cell office:value-type="string" table:style-name="ce1">
            <text:p><text:s text:c="4"/>KpD = SDL_Scancode::SDL_SCANCODE_KP_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E = 192,</text:p>
          </table:table-cell>
          <table:table-cell office:value-type="string" table:style-name="ce1">
            <text:p><text:s text:c="4"/>KpE = SDL_Scancode::SDL_SCANCODE_KP_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F = 193,</text:p>
          </table:table-cell>
          <table:table-cell office:value-type="string" table:style-name="ce1">
            <text:p><text:s text:c="4"/>KpF = SDL_Scancode::SDL_SCANCODE_KP_F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XOR = 194,</text:p>
          </table:table-cell>
          <table:table-cell office:value-type="string" table:style-name="ce1">
            <text:p><text:s text:c="4"/>KpXor = SDL_Scancode::SDL_SCANCODE_KP_XO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POWER = 195,</text:p>
          </table:table-cell>
          <table:table-cell office:value-type="string" table:style-name="ce1">
            <text:p><text:s text:c="4"/>KpPower = SDL_Scancode::SDL_SCANCODE_KP_POWE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PERCENT = 196,</text:p>
          </table:table-cell>
          <table:table-cell office:value-type="string" table:style-name="ce1">
            <text:p><text:s text:c="4"/>KpPercent = SDL_Scancode::SDL_SCANCODE_KP_PERCEN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LESS = 197,</text:p>
          </table:table-cell>
          <table:table-cell office:value-type="string" table:style-name="ce1">
            <text:p><text:s text:c="4"/>KpLess = SDL_Scancode::SDL_SCANCODE_KP_LES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GREATER = 198,</text:p>
          </table:table-cell>
          <table:table-cell office:value-type="string" table:style-name="ce1">
            <text:p><text:s text:c="4"/>KpGreater = SDL_Scancode::SDL_SCANCODE_KP_GREATE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AMPERSAND = 199,</text:p>
          </table:table-cell>
          <table:table-cell office:value-type="string" table:style-name="ce1">
            <text:p><text:s text:c="4"/>KpAmpersand = SDL_Scancode::SDL_SCANCODE_KP_AMPERSAN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DBLAMPERSAND = 200,</text:p>
          </table:table-cell>
          <table:table-cell office:value-type="string" table:style-name="ce1">
            <text:p><text:s text:c="4"/>KpDblAmpersand = SDL_Scancode::SDL_SCANCODE_KP_DBLAMPERSAN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VERTICALBAR = 201,</text:p>
          </table:table-cell>
          <table:table-cell office:value-type="string" table:style-name="ce1">
            <text:p><text:s text:c="4"/>KpVerticalBar = SDL_Scancode::SDL_SCANCODE_KP_VERTICALBA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DBLVERTICALBAR = 202,</text:p>
          </table:table-cell>
          <table:table-cell office:value-type="string" table:style-name="ce1">
            <text:p><text:s text:c="4"/>KpDblVerticalBar = SDL_Scancode::SDL_SCANCODE_KP_DBLVERTICALBA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COLON = 203,</text:p>
          </table:table-cell>
          <table:table-cell office:value-type="string" table:style-name="ce1">
            <text:p><text:s text:c="4"/>KpColon = SDL_Scancode::SDL_SCANCODE_KP_COLO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HASH = 204,</text:p>
          </table:table-cell>
          <table:table-cell office:value-type="string" table:style-name="ce1">
            <text:p><text:s text:c="4"/>KpHash = SDL_Scancode::SDL_SCANCODE_KP_HAS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SPACE = 205,</text:p>
          </table:table-cell>
          <table:table-cell office:value-type="string" table:style-name="ce1">
            <text:p><text:s text:c="4"/>KpSpace = SDL_Scancode::SDL_SCANCODE_KP_SPAC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AT = 206,</text:p>
          </table:table-cell>
          <table:table-cell office:value-type="string" table:style-name="ce1">
            <text:p><text:s text:c="4"/>KpAt = SDL_Scancode::SDL_SCANCODE_KP_A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EXCLAM = 207,</text:p>
          </table:table-cell>
          <table:table-cell office:value-type="string" table:style-name="ce1">
            <text:p><text:s text:c="4"/>KpExclam = SDL_Scancode::SDL_SCANCODE_KP_EXCLAM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EMSTORE = 208,</text:p>
          </table:table-cell>
          <table:table-cell office:value-type="string" table:style-name="ce1">
            <text:p><text:s text:c="4"/>KpMemStore = SDL_Scancode::SDL_SCANCODE_KP_MEMSTOR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EMRECALL = 209,</text:p>
          </table:table-cell>
          <table:table-cell office:value-type="string" table:style-name="ce1">
            <text:p><text:s text:c="4"/>KpMemRecall = SDL_Scancode::SDL_SCANCODE_KP_MEMRECAL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EMCLEAR = 210,</text:p>
          </table:table-cell>
          <table:table-cell office:value-type="string" table:style-name="ce1">
            <text:p><text:s text:c="4"/>KpMemClear = SDL_Scancode::SDL_SCANCODE_KP_MEMCLEA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EMADD = 211,</text:p>
          </table:table-cell>
          <table:table-cell office:value-type="string" table:style-name="ce1">
            <text:p><text:s text:c="4"/>KpMemAdd = SDL_Scancode::SDL_SCANCODE_KP_MEMAD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EMSUBTRACT = 212,</text:p>
          </table:table-cell>
          <table:table-cell office:value-type="string" table:style-name="ce1">
            <text:p><text:s text:c="4"/>KpMemSubtract = SDL_Scancode::SDL_SCANCODE_KP_MEMSUBTRAC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EMMULTIPLY = 213,</text:p>
          </table:table-cell>
          <table:table-cell office:value-type="string" table:style-name="ce1">
            <text:p><text:s text:c="4"/>KpMemMultiply = SDL_Scancode::SDL_SCANCODE_KP_MEMMULTIPLY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MEMDIVIDE = 214,</text:p>
          </table:table-cell>
          <table:table-cell office:value-type="string" table:style-name="ce1">
            <text:p><text:s text:c="4"/>KpMemDivide = SDL_Scancode::SDL_SCANCODE_KP_MEMDIVID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PLUSMINUS = 215,</text:p>
          </table:table-cell>
          <table:table-cell office:value-type="string" table:style-name="ce1">
            <text:p><text:s text:c="4"/>KpPlusMinus = SDL_Scancode::SDL_SCANCODE_KP_PLUSMINU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CLEAR = 216,</text:p>
          </table:table-cell>
          <table:table-cell office:value-type="string" table:style-name="ce1">
            <text:p><text:s text:c="4"/>KpClear = SDL_Scancode::SDL_SCANCODE_KP_CLEA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CLEARENTRY = 217,</text:p>
          </table:table-cell>
          <table:table-cell office:value-type="string" table:style-name="ce1">
            <text:p><text:s text:c="4"/>KpClearEntry = SDL_Scancode::SDL_SCANCODE_KP_CLEARENTRY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BINARY = 218,</text:p>
          </table:table-cell>
          <table:table-cell office:value-type="string" table:style-name="ce1">
            <text:p><text:s text:c="4"/>KpBinary = SDL_Scancode::SDL_SCANCODE_KP_BINARY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OCTAL = 219,</text:p>
          </table:table-cell>
          <table:table-cell office:value-type="string" table:style-name="ce1">
            <text:p><text:s text:c="4"/>KpOctal = SDL_Scancode::SDL_SCANCODE_KP_OCTA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DECIMAL = 220,</text:p>
          </table:table-cell>
          <table:table-cell office:value-type="string" table:style-name="ce1">
            <text:p><text:s text:c="4"/>KpDecimal = SDL_Scancode::SDL_SCANCODE_KP_DECIMA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P_HEXADECIMAL = 221,</text:p>
          </table:table-cell>
          <table:table-cell office:value-type="string" table:style-name="ce1">
            <text:p><text:s text:c="4"/>KpHexadecimal = SDL_Scancode::SDL_SCANCODE_KP_HEXADECIMA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LCTRL = 224,</text:p>
          </table:table-cell>
          <table:table-cell office:value-type="string" table:style-name="ce1">
            <text:p><text:s text:c="4"/>LCtrl = SDL_Scancode::SDL_SCANCODE_LCTR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LSHIFT = 225,</text:p>
          </table:table-cell>
          <table:table-cell office:value-type="string" table:style-name="ce1">
            <text:p><text:s text:c="4"/>LShift = SDL_Scancode::SDL_SCANCODE_LSHIF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alt, optio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ALT = 226,</text:p>
          </table:table-cell>
          <table:table-cell office:value-type="string" table:style-name="ce1">
            <text:p><text:s text:c="4"/>LAlt = SDL_Scancode::SDL_SCANCODE_LAL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windows, command (apple), met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LGUI = 227,</text:p>
          </table:table-cell>
          <table:table-cell office:value-type="string" table:style-name="ce1">
            <text:p><text:s text:c="4"/>LGui = SDL_Scancode::SDL_SCANCODE_LGUI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RCTRL = 228,</text:p>
          </table:table-cell>
          <table:table-cell office:value-type="string" table:style-name="ce1">
            <text:p><text:s text:c="4"/>RCtrl = SDL_Scancode::SDL_SCANCODE_RCTR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RSHIFT = 229,</text:p>
          </table:table-cell>
          <table:table-cell office:value-type="string" table:style-name="ce1">
            <text:p><text:s text:c="4"/>RShift = SDL_Scancode::SDL_SCANCODE_RSHIF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alt gr, option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RALT = 230,</text:p>
          </table:table-cell>
          <table:table-cell office:value-type="string" table:style-name="ce1">
            <text:p><text:s text:c="4"/>RAlt = SDL_Scancode::SDL_SCANCODE_RAL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windows, command (apple), met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RGUI = 231,</text:p>
          </table:table-cell>
          <table:table-cell office:value-type="string" table:style-name="ce1">
            <text:p><text:s text:c="4"/>RGui = SDL_Scancode::SDL_SCANCODE_RGUI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I'm not sure if this is really not covered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by any of the above, but since there's a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 <text:s text:c="2"/>special KMOD_MODE for it I'm adding it here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MODE = 257,</text:p>
          </table:table-cell>
          <table:table-cell office:value-type="string" table:style-name="ce1">
            <text:p><text:s text:c="4"/>Mode = SDL_Scancode::SDL_SCANCODE_MOD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UDIONEXT = 258,</text:p>
          </table:table-cell>
          <table:table-cell office:value-type="string" table:style-name="ce1">
            <text:p><text:s text:c="4"/>AudioNext = SDL_Scancode::SDL_SCANCODE_AUDIONEX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UDIOPREV = 259,</text:p>
          </table:table-cell>
          <table:table-cell office:value-type="string" table:style-name="ce1">
            <text:p><text:s text:c="4"/>AudioPrev = SDL_Scancode::SDL_SCANCODE_AUDIOPREV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UDIOSTOP = 260,</text:p>
          </table:table-cell>
          <table:table-cell office:value-type="string" table:style-name="ce1">
            <text:p><text:s text:c="4"/>AudioStop = SDL_Scancode::SDL_SCANCODE_AUDIOSTO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UDIOPLAY = 261,</text:p>
          </table:table-cell>
          <table:table-cell office:value-type="string" table:style-name="ce1">
            <text:p><text:s text:c="4"/>AudioPlay = SDL_Scancode::SDL_SCANCODE_AUDIOPLAY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UDIOMUTE = 262,</text:p>
          </table:table-cell>
          <table:table-cell office:value-type="string" table:style-name="ce1">
            <text:p><text:s text:c="4"/>AudioMute = SDL_Scancode::SDL_SCANCODE_AUDIOMUT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MEDIASELECT = 263,</text:p>
          </table:table-cell>
          <table:table-cell office:value-type="string" table:style-name="ce1">
            <text:p><text:s text:c="4"/>MediaSelect = SDL_Scancode::SDL_SCANCODE_MEDIASELEC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WWW = 264,</text:p>
          </table:table-cell>
          <table:table-cell office:value-type="string" table:style-name="ce1">
            <text:p><text:s text:c="4"/>Www = SDL_Scancode::SDL_SCANCODE_WWW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MAIL = 265,</text:p>
          </table:table-cell>
          <table:table-cell office:value-type="string" table:style-name="ce1">
            <text:p><text:s text:c="4"/>Mail = SDL_Scancode::SDL_SCANCODE_MAIL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ALCULATOR = 266,</text:p>
          </table:table-cell>
          <table:table-cell office:value-type="string" table:style-name="ce1">
            <text:p><text:s text:c="4"/>Calculator = SDL_Scancode::SDL_SCANCODE_CALCULATO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COMPUTER = 267,</text:p>
          </table:table-cell>
          <table:table-cell office:value-type="string" table:style-name="ce1">
            <text:p><text:s text:c="4"/>Computer = SDL_Scancode::SDL_SCANCODE_COMPUTER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C_SEARCH = 268,</text:p>
          </table:table-cell>
          <table:table-cell office:value-type="string" table:style-name="ce1">
            <text:p><text:s text:c="4"/>AcSearch = SDL_Scancode::SDL_SCANCODE_AC_SEARC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C_HOME = 269,</text:p>
          </table:table-cell>
          <table:table-cell office:value-type="string" table:style-name="ce1">
            <text:p><text:s text:c="4"/>AcHome = SDL_Scancode::SDL_SCANCODE_AC_HOM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C_BACK = 270,</text:p>
          </table:table-cell>
          <table:table-cell office:value-type="string" table:style-name="ce1">
            <text:p><text:s text:c="4"/>AcBack = SDL_Scancode::SDL_SCANCODE_AC_BACK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C_FORWARD = 271,</text:p>
          </table:table-cell>
          <table:table-cell office:value-type="string" table:style-name="ce1">
            <text:p><text:s text:c="4"/>AcForward = SDL_Scancode::SDL_SCANCODE_AC_FORWARD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C_STOP = 272,</text:p>
          </table:table-cell>
          <table:table-cell office:value-type="string" table:style-name="ce1">
            <text:p><text:s text:c="4"/>AcStop = SDL_Scancode::SDL_SCANCODE_AC_STO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C_REFRESH = 273,</text:p>
          </table:table-cell>
          <table:table-cell office:value-type="string" table:style-name="ce1">
            <text:p><text:s text:c="4"/>AcRefresh = SDL_Scancode::SDL_SCANCODE_AC_REFRES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C_BOOKMARKS = 274,</text:p>
          </table:table-cell>
          <table:table-cell office:value-type="string" table:style-name="ce1">
            <text:p><text:s text:c="4"/>AcBookmarks = SDL_Scancode::SDL_SCANCODE_AC_BOOKMARKS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BRIGHTNESSDOWN = 275,</text:p>
          </table:table-cell>
          <table:table-cell office:value-type="string" table:style-name="ce1">
            <text:p><text:s text:c="4"/>BrightnessDown = SDL_Scancode::SDL_SCANCODE_BRIGHTNESSDOW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BRIGHTNESSUP = 276,</text:p>
          </table:table-cell>
          <table:table-cell office:value-type="string" table:style-name="ce1">
            <text:p><text:s text:c="4"/>BrightnessUp = SDL_Scancode::SDL_SCANCODE_BRIGHTNESSU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#[doc = "&lt; display mirroring/dual display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switch, video mode switch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DISPLAYSWITCH = 277,</text:p>
          </table:table-cell>
          <table:table-cell office:value-type="string" table:style-name="ce1">
            <text:p><text:s text:c="4"/>DisplaySwitch = SDL_Scancode::SDL_SCANCODE_DISPLAYSWITCH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BDILLUMTOGGLE = 278,</text:p>
          </table:table-cell>
          <table:table-cell office:value-type="string" table:style-name="ce1">
            <text:p><text:s text:c="4"/>KbdIllumToggle = SDL_Scancode::SDL_SCANCODE_KBDILLUMTOGGLE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BDILLUMDOWN = 279,</text:p>
          </table:table-cell>
          <table:table-cell office:value-type="string" table:style-name="ce1">
            <text:p><text:s text:c="4"/>KbdIllumDown = SDL_Scancode::SDL_SCANCODE_KBDILLUMDOWN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KBDILLUMUP = 280,</text:p>
          </table:table-cell>
          <table:table-cell office:value-type="string" table:style-name="ce1">
            <text:p><text:s text:c="4"/>KbdIllumUp = SDL_Scancode::SDL_SCANCODE_KBDILLUMU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EJECT = 281,</text:p>
          </table:table-cell>
          <table:table-cell office:value-type="string" table:style-name="ce1">
            <text:p><text:s text:c="4"/>Eject = SDL_Scancode::SDL_SCANCODE_EJECT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SLEEP = 282,</text:p>
          </table:table-cell>
          <table:table-cell office:value-type="string" table:style-name="ce1">
            <text:p><text:s text:c="4"/>Sleep = SDL_Scancode::SDL_SCANCODE_SLEEP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PP1 = 283,</text:p>
          </table:table-cell>
          <table:table-cell office:value-type="string" table:style-name="ce1">
            <text:p><text:s text:c="4"/>App1 = SDL_Scancode::SDL_SCANCODE_APP1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PP2 = 284,</text:p>
          </table:table-cell>
          <table:table-cell office:value-type="string" table:style-name="ce1">
            <text:p><text:s text:c="4"/>App2 = SDL_Scancode::SDL_SCANCODE_APP2 as i32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SDL_SCANCODE_AUDIOREWIND = 285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SCANCODE_AUDIOFASTFORWARD = 286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&lt; not a key, just marks the number of scancodes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#[doc = "for array bounds"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SDL_NUM_SCANCODES = 512,</text:p>
          </table:table-cell>
          <table:table-cell office:value-type="string" table:style-name="ce1">
            <text:p><text:s text:c="4"/>Num = SDL_Scancode::SDL_NUM_SCANCODES as i32,</text:p>
          </table:table-cell>
          <table:table-cell table:number-columns-repeated="16382"/>
        </table:table-row>
        <table:table-row table:number-rows-repeated="10482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Simon</meta:initial-creator>
    <dc:creator>Simon</dc:creator>
    <meta:creation-date>2023-09-27T20:28:50Z</meta:creation-date>
    <dc:date>2023-09-27T21:08:10Z</dc:date>
    <meta:editing-duration>PT0S</meta:editing-duration>
  </office:meta>
</office:document-meta>
</file>